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text="urn:oasis:names:tc:opendocument:xmlns:text:1.0" xmlns:style="urn:oasis:names:tc:opendocument:xmlns:style:1.0" xmlns:fo="urn:oasis:names:tc:opendocument:xmlns:xsl-fo-compatible:1.0" xmlns:table="urn:oasis:names:tc:opendocument:xmlns:table:1.0" xmlns:draw="urn:oasis:names:tc:opendocument:xmlns:drawing:1.0" xmlns:xlink="http://www.w3.org/1999/xlink" xmlns:svg="urn:oasis:names:tc:opendocument:xmlns:svg-compatible:1.0" office:version="1.2">
  <office:automatic-styles>
    <style:style style:name="c6" style:family="text">
      <style:text-properties fo:font-style="italic" fo:font-weight="990" fo:font-family="Sans" style:text-underline-style="solid"/>
    </style:style>
    <style:style style:name="c3" style:family="text">
      <style:text-properties fo:font-weight="990" fo:font-family="Sans"/>
    </style:style>
    <style:style style:name="c0" style:family="text">
      <style:text-properties fo:font-family="Sans"/>
    </style:style>
    <style:style style:name="p1" style:family="paragraph">
      <style:paragraph-properties/>
    </style:style>
    <style:style style:name="c14" style:family="text">
      <style:text-properties fo:font-weight="990" fo:font-family="Sans" fo:color="#00aaff"/>
    </style:style>
    <style:style style:name="c13" style:family="text">
      <style:text-properties fo:font-family="Arial Black" fo:font-size="20pt" fo:text-transform="none" fo:letter-spacing="0pt" style:text-underline-type="none" style:text-line-through-type="none" style:text-underline-style="none"/>
    </style:style>
  </office:automatic-styles>
  <office:body>
    <office:text>
      <text:p text:style-name="p1"><text:span text:style-name="c14">skmjfki</text:span><text:span text:style-name="c3"> </text:span></text:p>
      <text:p text:style-name="p1"><text:span text:style-name="c13">ksafnnjnf</text:span></text:p>
      <text:p text:style-name="p1"><text:span text:style-name="c6">fksnafjasf</text:span></text:p>
      <text:p text:style-name="p1"/>
    </office:text>
  </office:body>
</office:document-content>
</file>